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margin-left="0.5in" fo:text-indent="-0.4375in">
        <style:tab-stops/>
      </style:paragraph-properties>
    </style:style>
  </office:automatic-styles>
  <office:body>
    <office:text text:use-soft-page-breaks="true">
      <text:p text:style-name="P1"><text:text-input text:description="">$project.Name</text:text-input></text:p>
      <text:p text:style-name="Normal">Sample Line.</text:p>
      <text:p text:style-name="P2">Paragraph<text:s/>First line hanging.<text:s/>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ain, Harshal</meta:initial-creator>
    <dc:creator>Jain, Harshal</dc:creator>
    <meta:creation-date>2014-02-18T09:58:00Z</meta:creation-date>
    <dc:date>2014-02-18T10:00:00Z</dc:date>
    <meta:template xlink:href="Normal.dotm" xlink:type="simple"/>
    <meta:editing-cycles>2</meta:editing-cycles>
    <meta:editing-duration>PT120S</meta:editing-duration>
    <meta:document-statistic meta:page-count="1" meta:paragraph-count="1" meta:word-count="96" meta:character-count="643" meta:row-count="4" meta:non-whitespace-character-count="548"/>
  </office:meta>
</office:document-meta>
</file>